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93f0" officeooo:paragraph-rsid="000e99a7"/>
    </style:style>
    <style:style style:name="P2" style:family="paragraph" style:parent-style-name="Standard">
      <style:text-properties officeooo:rsid="002885fb" officeooo:paragraph-rsid="000e99a7"/>
    </style:style>
    <style:style style:name="P3" style:family="paragraph" style:parent-style-name="Standard">
      <style:text-properties officeooo:rsid="0029665f" officeooo:paragraph-rsid="000e99a7"/>
    </style:style>
    <style:style style:name="P4" style:family="paragraph" style:parent-style-name="Standard">
      <style:text-properties officeooo:paragraph-rsid="000e99a7"/>
    </style:style>
    <style:style style:name="P5" style:family="paragraph" style:parent-style-name="Standard">
      <style:text-properties officeooo:rsid="002ccb64" officeooo:paragraph-rsid="00101e8d"/>
    </style:style>
    <style:style style:name="P6" style:family="paragraph" style:parent-style-name="Standard">
      <style:text-properties officeooo:rsid="002c0a4b" officeooo:paragraph-rsid="00101e8d"/>
    </style:style>
    <style:style style:name="P7" style:family="paragraph" style:parent-style-name="Standard">
      <style:text-properties fo:font-style="italic" officeooo:rsid="002c0a4b" officeooo:paragraph-rsid="00101e8d" style:font-style-asian="italic" style:font-style-complex="italic"/>
    </style:style>
    <style:style style:name="T1" style:family="text">
      <style:text-properties officeooo:rsid="002a93f0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 sistemas de archivos de linux en windows</text:p>
      <text:p text:style-name="P3">En una instancia con Windows, para acceder no podemos hacer ssh, para conectarme necesito un cliente de escritorio remoto</text:p>
      <text:p text:style-name="P3">Abrimos el visor de cliente remoto, seleccionamos el protocolo RDP y metemos la ip</text:p>
      <text:p text:style-name="P1">Para obtener los discos, haríamos get-disk</text:p>
      <text:p text:style-name="P1">Si estamos trabajando con volumenes podríamos hacer un Get-Volume</text:p>
      <text:p text:style-name="P1">control+R funciona también</text:p>
      <text:p text:style-name="P4"><text:span text:style-name="T1">En linux para poder modificar un volumen tenemos que montarlo, en windows le tengo que asignar una letra para poder trabajar con él y que sea visible.</text:span></text:p>
      <text:p text:style-name="P1">Set-disk – (control + barra espaciadora) y me dice los parámetros disponibles</text:p>
      <text:p text:style-name="P6">Vamos a desasociar un dispositivo de bloques(dos volumenes) asociados a windows y le doy a la flechita y desasocio en caliente sin necesidad de apagar la máquina.A continuación lo asocio a cualquier instancia (a una de Linux por ejemplo)</text:p>
      <text:p text:style-name="P6">Cuando genero un volumen en windows, me hacen 2 particiones, 1 de sistema y otra de datos, ahora lo que puedo hacer es montarlas para que sean visibles y acceder a los datos que vienen de windows, para hacerlo bien lo monto en el punto de montaje habitual (/mnt/) si quiero anexar dispositivos que vienen de windows haría 2 subcarpetas, una exfat y otra ntfs para poder dividirlo.</text:p>
      <text:p text:style-name="P7"><text:span text:style-name="T2">Mkdir /mnt/windows/{exfat,ntfs}</text:span></text:p>
      <text:p text:style-name="P7"><text:span text:style-name="T2">Para montar el disco exfat, primero tenemos que identificarlo con lsblk .f, una vez identificado sudo mount /dev/vdd2(dispositivo de bloques) /mnt/windows/exfat (carpeta donde voy a montar)</text:span></text:p>
      <text:p text:style-name="P7"><text:span text:style-name="T2">Para acceder hago un ls -l /mnt/windows/exfat</text:span></text:p>
      <text:p text:style-name="P5">La conclusión es que los archivos de windows heredarían los permisos y acls de nuestro sistema linux donde lo hemos establecido previam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8:53:45.388607574</meta:creation-date>
    <dc:date>2021-02-19T09:10:45.101200103</dc:date>
    <meta:editing-duration>PT16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61" meta:character-count="1629" meta:non-whitespace-character-count="1381"/>
  </office:meta>
</office:document-meta>
</file>